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Text_20_body">
      <style:text-properties fo:font-style="normal" style:font-style-asian="normal" style:font-style-complex="normal"/>
    </style:style>
    <style:style style:name="T1" style:family="text">
      <style:text-properties style:text-position="super 58%"/>
    </style:style>
    <style:style style:name="T2"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sertation Journal</text:p>
      <text:p text:style-name="Standard"/>
      <text:p text:style-name="Standard">12<text:span text:style-name="T1">th</text:span> oct. met with george for second time to discuss first steps. Meeting lasted for about 40 minutes. He gave me a list of reading material. And talked me over the general outline of the project again.</text:p>
      <text:p text:style-name="Standard"/>
      <text:p text:style-name="Standard">Links are in folder desktop/dissertation files/reading material</text:p>
      <text:p text:style-name="Standard"/>
      <text:p text:style-name="Standard">2/3 page project outline document needed for 22<text:span text:style-name="T1">nd</text:span>. </text:p>
      <text:p text:style-name="Standard"/>
      <text:p text:style-name="Standard">14<text:span text:style-name="T1">th</text:span> october. Been at home so finally sat down to read the material george emailed me.</text:p>
      <text:p text:style-name="Standard"/>
      <text:p text:style-name="Standard">22<text:span text:style-name="T1">nd</text:span>, in the last few days I have been composing the project outline specification. Completed by friday the 19<text:span text:style-name="T1">th</text:span>, sent it to supervisor for feedback. <text:s/>Added corrections so it was done by deadline day of 22<text:span text:style-name="T1">nd</text:span>.</text:p>
      <text:p text:style-name="Standard"/>
      <text:p text:style-name="Standard">Last two days been doing CB re hash.</text:p>
      <text:p text:style-name="Standard"/>
      <text:p text:style-name="Standard">24<text:span text:style-name="T1">th</text:span>, got RDF book from physical library, and search for RDF online tutorials ready to attack them tomorrow. Need to plan a GUI interface design too. Also more research into virtuso needed</text:p>
      <text:p text:style-name="Standard"/>
      <text:p text:style-name="Standard">26<text:span text:style-name="T1">th</text:span>. Mocking up of interface of application, using the application “balsamiq mockup”<text:a xlink:type="simple" xlink:href="http://www.balsamiq.com/">http://www.balsamiq.com/</text:a> .</text:p>
      <text:p text:style-name="Standard"/>
      <text:p text:style-name="Standard">Most used resoloution 1366 – 768 as of <text:a xlink:type="simple" xlink:href="http://www.engadget.com/2012/04/11/statcounter-finds-1366-x-768-to-be-most-popular-screen-resolutio/">http://www.engadget.com/2012/04/11/statcounter-finds-1366-x-768-to-be-most-popular-screen-resolutio/</text:a></text:p>
      <text:p text:style-name="Standard"/>
      <text:p text:style-name="Standard">dont want first page to have scroll bar. Much like google. Simple and effective.</text:p>
      <text:p text:style-name="Standard"/>
      <text:p text:style-name="Standard">Completed other smaller pages – about etc</text:p>
      <text:p text:style-name="Standard"/>
      <text:p text:style-name="Standard">started doing layout for search results. Realised id need to know more about what data I am holding.</text:p>
      <text:p text:style-name="Standard"/>
      <text:p text:style-name="Standard">##need to finish mockups</text:p>
      <text:p text:style-name="Standard"/>
      <text:p text:style-name="Standard">had a diss meeting with Robb because george is away. Discussed what results I should be getting and set up of virtuoso/</text:p>
      <text:p text:style-name="Standard"/>
      <text:p text:style-name="Standard">had problems setting up virtuoso because of windows. Changed to linux and installed. Had problems connecting to server, bad link. Finally set up.</text:p>
      <text:p text:style-name="Standard"/>
      <text:p text:style-name="Standard">Produced a rough diagram of how the system works when you are on it. (what takes you to what) </text:p>
      <text:p text:style-name="Standard"/>
      <text:p text:style-name="Standard">Going through a few tutorials on how to load in an rdf file. Using virtuoso website.</text:p>
      <text:p text:style-name="Standard"/>
      <text:p text:style-name="Standard">Diss meeting to discuss progress report.</text:p>
      <text:p text:style-name="Standard">Further tutorials. - 12th november.</text:p>
      <text:p text:style-name="Standard"/>
      <text:p text:style-name="Standard"/>
      <text:p text:style-name="Standard">Uses of rdf <text:span text:style-name="T2">#Academic uses.</text:span></text:p>
      <text:p text:style-name="P2">#adult <text:a xlink:type="simple" xlink:href="http://rdfweb.org/2002/svgsemantics/picsng-demo.html">http://rdfweb.org/2002/svgsemantics/picsng-demo.html</text:a></text:p>
      <text:p text:style-name="P2"><text:a xlink:type="simple" xlink:href="http://www.pcworld.com/article/155745/porn_on_the_web.html">http://www.pcworld.com/article/155745/porn_on_the_web.html</text:a></text:p>
      <text:p text:style-name="P2"><text:soft-page-break/>#censorship abilities</text:p>
      <text:p text:style-name="P1">Set up GitHub. Added all files from last few weeks to the subversion.<text:line-break/><text:line-break/>1700 words done on report. Doing more today -14-11-12</text:p>
      <text:p text:style-name="Standard"/>
      <text:p text:style-name="Standard">3200 words done on report 15-11</text:p>
      <text:p text:style-name="Standard"/>
      <text:p text:style-name="Standard">3500 words and use case and flow diagrams done. Meeting with supervisor tomorrow to finalse it.</text:p>
      <text:p text:style-name="Standard"/>
      <text:p text:style-name="Standard">Report handed in monday 23rd. <text:line-break/>Diss meeting tues to discuss next steps.<text:line-break/>Decided to create schema for data in rdf format and then example rdf <text:s/>code to test that it can be uploaded and queried. 29Th nov</text:p>
      <text:p text:style-name="Standard"/>
      <text:p text:style-name="Standard"/>
      <text:p text:style-name="Standard"/>
      <text:p text:style-name="Standard">Realised tmp was deleted very time – dirsallowed. Have to use this command.</text:p>
      <text:p text:style-name="Standard"/>
      <text:p text:style-name="Standard">DB.DBA.RDF_LOAD_RDFXML_MT (file_to_string_output ('/usr/share/virtuoso-opensource-6.1/vad/testrdf.rdf'), '', '<text:a xlink:type="simple" xlink:href="http://localhost:8890/project/">http://localhost:8890/project/</text:a>'); </text:p>
      <text:p text:style-name="Standard"/>
      <text:p text:style-name="Standard">now doesnt upload.</text:p>
      <text:p text:style-name="Standard">Now it does</text:p>
      <text:p text:style-name="Standard"/>
      <text:p text:style-name="Standard">discovered blog post on sparql php rdf interaction. - LibRDF</text:p>
      <text:p text:style-name="Standard">trying to edit their code to suit my needs. </text:p>
      <text:p text:style-name="Standard"/>
      <text:p text:style-name="Standard">5<text:span text:style-name="T1">th</text:span> december - Spent a week tryin to configure the code, from the above blog post, but can't seem to get anywhere.</text:p>
      <text:p text:style-name="Standard">6<text:span text:style-name="T1">th</text:span> – moved over to different api – RAP RDF API 0.96.</text:p>
      <text:p text:style-name="Standard">lots of documentation and tutorials with this api.</text:p>
      <text:p text:style-name="Standard"/>
      <text:p text:style-name="Standard">10<text:span text:style-name="T1">th</text:span> dec gone through tutorials, about displaying results of rdf onto a webpage. Very simple with the documentation provided. </text:p>
      <text:p text:style-name="Standard">Moving onto trying to use virtuoso end point to get query my own data.</text:p>
      <text:p text:style-name="Standard">Having problems with code, cannot get it to connect to virtuoso endpoint.</text:p>
      <text:p text:style-name="Standard">20thBug fixed – was using the wrong endpoint. Just needed to hit /sparql instead of where I had uploaded the data. </text:p>
      <text:p text:style-name="Standard"/>
      <text:p text:style-name="Standard">27<text:span text:style-name="T1">th</text:span> – week off over xmas. Now concentrating on actually queryin the code, and not just displaying all results. </text:p>
      <text:p text:style-name="Standard">Starting to realize my example Rdf may need reworking to make queryies more suitable.</text:p>
      <text:p text:style-name="Standard">e.g would prefer to be able to search “disease X” instead of whole resource URI. </text:p>
      <text:p text:style-name="Standard">But I have been able to achieve this. By the 3<text:span text:style-name="T1">rd</text:span> January</text:p>
      <text:p text:style-name="Standard"/>
      <text:p text:style-name="Standard">Exam period – revision and exams. Finished on the 20<text:span text:style-name="T1">th</text:span>.</text:p>
      <text:p text:style-name="Standard">23rd january – starting to try and use php variables instead of hardcode for the queries. Not been successful so far. Reworking RDF example using the schema. This will give me an idea of what the final set of data will look like, but on a smaller scale. So this means I can write code to query it, and it should work with the larger data.</text:p>
      <text:p text:style-name="Standard">Also will help to write the scripts for conversion of data into RDF, as I will know how I want it to look like.</text:p>
      <text:p text:style-name="Standard"><text:soft-page-break/>3/2/13 <text:s/>Managed to get the variables working. <text:s/>Users.aber.ac.uk/aoc9/MajorProject/www</text:p>
      <text:p text:style-name="Standard">working to get the RDF sorted. Then can start on scripts.</text:p>
      <text:p text:style-name="Standard">Got presentation meeting this week, so will need to plan for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0T17:17:35.13</meta:creation-date>
    <dc:date>2013-02-05T12:50:12.96</dc:date>
    <meta:editing-duration>PT3H27M32S</meta:editing-duration>
    <meta:editing-cycles>18</meta:editing-cycles>
    <meta:generator>OpenOffice.org/3.3$Win32 OpenOffice.org_project/330m20$Build-9567</meta:generator>
    <meta:document-statistic meta:table-count="0" meta:image-count="0" meta:object-count="0" meta:page-count="3" meta:paragraph-count="51" meta:word-count="737" meta:character-count="4480"/>
  </office:meta>
</office:document-meta>
</file>